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style-name="ce2" office:value-type="string" calcext:value-type="string" table:number-columns-spanned="2" table:number-rows-spanned="1">
            <text:p>Student information card</text:p>
          </table:table-cell>
          <table:covered-table-cell/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I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Name</text:p>
          </table:table-cell>
          <table:table-cell office:value-type="string" calcext:value-type="string">
            <text:p>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Ivano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ul. Staraya Basmannaya, d. 16, str. 1A</text:p>
            <text:p>Moscow</text:p>
            <text:p>Russia</text:p>
            <text:p>105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of Birthday</text:p>
          </table:table-cell>
          <table:table-cell office:value-type="string" calcext:value-type="string">
            <text:p>2005.06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Phone</text:p>
          </table:table-cell>
          <table:table-cell office:value-type="string" calcext:value-type="string">
            <text:p>+7(916)123-45-6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other`s Name</text:p>
          </table:table-cell>
          <table:table-cell office:value-type="string" calcext:value-type="string">
            <text:p>Svetlana Ivan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`s Cell Phone</text:p>
          </table:table-cell>
          <table:table-cell office:value-type="string" calcext:value-type="string">
            <text:p>+7(916)123-45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`s Name</text:p>
          </table:table-cell>
          <table:table-cell office:value-type="string" calcext:value-type="string">
            <text:p>Constya Ivan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`s Cell Phone</text:p>
          </table:table-cell>
          <table:table-cell office:value-type="string" calcext:value-type="string">
            <text:p>+7(916)123-55-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Comments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Hobby: football, music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Food Allergies</text:p>
          </table:table-cell>
          <table:covered-table-cell/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Medical Concerns</text:p>
          </table:table-cell>
          <table:covered-table-cell/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/>
          <table:table-cell table:number-columns-repeated="2"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.00.0000</text:date>, <text:time style:data-style-name="N2" text:time-value="10:41:09.6457587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7:16:35.954162099</meta:creation-date>
    <dc:date>2020-08-11T10:58:04.420559655</dc:date>
    <meta:editing-duration>PT8M39S</meta:editing-duration>
    <meta:editing-cycles>4</meta:editing-cycles>
    <meta:generator>LibreOffice/6.4.4.2$Linux_X86_64 LibreOffice_project/40$Build-2</meta:generator>
    <meta:document-statistic meta:table-count="1" meta:cell-count="25" meta:object-count="0"/>
  </office:meta>
</office:document-meta>
</file>